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135cm" svg:height="13.8cm" svg:x="0.765cm" svg:y="0.1cm">
          <text:p/>
        </draw:rect>
        <draw:rect draw:style-name="gr2" draw:text-style-name="P1" draw:layer="layout" svg:width="6.306cm" svg:height="1.207cm" svg:x="4.694cm" svg:y="2.488cm">
          <text:p text:style-name="P1">test_inti_fixtures.lua</text:p>
        </draw:rect>
        <draw:rect draw:style-name="gr2" draw:text-style-name="P1" draw:layer="layout" svg:width="6cm" svg:height="1.207cm" svg:x="14.7cm" svg:y="6.51cm">
          <text:p text:style-name="P1">test_main_matrix.lua</text:p>
        </draw:rect>
        <draw:rect draw:style-name="gr2" draw:text-style-name="P1" draw:layer="layout" svg:width="5.053cm" svg:height="1.206cm" svg:x="11.398cm" svg:y="0.704cm">
          <text:p text:style-name="P1">Properties.xml</text:p>
        </draw:rect>
        <draw:rect draw:style-name="gr2" draw:text-style-name="P2" draw:layer="layout" svg:width="5.052cm" svg:height="1.206cm" svg:x="5.969cm" svg:y="0.704cm">
          <text:p text:style-name="P1">Property.xml</text:p>
        </draw:rect>
        <draw:rect draw:style-name="gr2" draw:text-style-name="P1" draw:layer="layout" svg:width="6.363cm" svg:height="1.206cm" svg:x="14.037cm" svg:y="2.815cm">
          <text:p text:style-name="P1">test_main_matrix.xml</text:p>
        </draw:rect>
        <draw:rect draw:style-name="gr2" draw:text-style-name="P1" draw:layer="layout" svg:width="9.602cm" svg:height="3.961cm" svg:x="4.435cm" svg:y="6.546cm">
          <text:p text:style-name="P1"/>
          <text:p text:style-name="P1"/>
          <text:p text:style-name="P1"/>
          <text:p text:style-name="P1"/>
          <text:p text:style-name="P1">Plugins</text:p>
        </draw:rect>
        <draw:rect draw:style-name="gr2" draw:text-style-name="P1" draw:layer="layout" svg:width="6.9cm" svg:height="1.207cm" svg:x="10.1cm" svg:y="12.316cm">
          <text:p text:style-name="P1">test_single_scripts.lua</text:p>
        </draw:rect>
        <draw:rect draw:style-name="gr2" draw:text-style-name="P1" draw:layer="layout" svg:width="3.168cm" svg:height="1.81cm" svg:x="4.51cm" svg:y="6.585cm">
          <text:p text:style-name="P1">Init</text:p>
        </draw:rect>
        <draw:rect draw:style-name="gr2" draw:text-style-name="P1" draw:layer="layout" svg:width="3.167cm" svg:height="1.81cm" svg:x="7.753cm" svg:y="6.585cm">
          <text:p text:style-name="P1">Run Tests</text:p>
        </draw:rect>
        <draw:rect draw:style-name="gr3" draw:text-style-name="P1" draw:layer="layout" svg:width="1.584cm" svg:height="1.358cm" svg:x="6.044cm" svg:y="9.149cm">
          <text:p/>
        </draw:rect>
        <draw:rect draw:style-name="gr3" draw:text-style-name="P1" draw:layer="layout" svg:width="1.583cm" svg:height="1.358cm" svg:x="4.461cm" svg:y="9.149cm">
          <text:p/>
        </draw:rect>
        <draw:rect draw:style-name="gr3" draw:text-style-name="P1" draw:layer="layout" svg:width="1.583cm" svg:height="1.358cm" svg:x="10.871cm" svg:y="9.149cm">
          <text:p/>
        </draw:rect>
        <draw:rect draw:style-name="gr3" draw:text-style-name="P1" draw:layer="layout" svg:width="1.583cm" svg:height="1.358cm" svg:x="12.454cm" svg:y="9.149cm">
          <text:p/>
        </draw:rect>
        <draw:line draw:style-name="gr4" draw:text-style-name="P1" draw:layer="layout" svg:x1="10.569cm" svg:y1="1.91cm" svg:x2="10.1cm" svg:y2="2.5cm">
          <text:p/>
        </draw:line>
        <draw:line draw:style-name="gr4" draw:text-style-name="P1" draw:layer="layout" svg:x1="11.725cm" svg:y1="1.961cm" svg:x2="10.7cm" svg:y2="2.5cm">
          <text:p/>
        </draw:line>
        <draw:line draw:style-name="gr4" draw:text-style-name="P1" draw:layer="layout" svg:x1="6.572cm" svg:y1="3.72cm" svg:x2="6.572cm" svg:y2="7.038cm">
          <text:p/>
        </draw:line>
        <draw:line draw:style-name="gr4" draw:text-style-name="P1" draw:layer="layout" svg:x1="10.97cm" svg:y1="7.415cm" svg:x2="14.7cm" svg:y2="7.4cm">
          <text:p/>
        </draw:line>
        <draw:line draw:style-name="gr4" draw:text-style-name="P1" draw:layer="layout" svg:x1="14.038cm" svg:y1="3.569cm" svg:x2="11cm" svg:y2="3.5cm">
          <text:p/>
        </draw:line>
        <draw:line draw:style-name="gr4" draw:text-style-name="P1" draw:layer="layout" svg:x1="16.828cm" svg:y1="4.021cm" svg:x2="16.828cm" svg:y2="6.51cm">
          <text:p/>
        </draw:line>
        <draw:line draw:style-name="gr4" draw:text-style-name="P1" draw:layer="layout" svg:x1="14.4cm" svg:y1="4.1cm" svg:x2="14.4cm" svg:y2="12.3cm">
          <text:p/>
        </draw:line>
        <draw:line draw:style-name="gr4" draw:text-style-name="P1" draw:layer="layout" svg:x1="12.152cm" svg:y1="12.317cm" svg:x2="12.152cm" svg:y2="9.979cm">
          <text:p/>
        </draw:line>
        <draw:line draw:style-name="gr4" draw:text-style-name="P1" draw:layer="layout" svg:x1="13.4cm" svg:y1="12.3cm" svg:x2="13.359cm" svg:y2="9.828cm">
          <text:p/>
        </draw:line>
        <draw:line draw:style-name="gr4" draw:text-style-name="P1" draw:layer="layout" svg:x1="10.3cm" svg:y1="12.3cm" svg:x2="6.949cm" svg:y2="10.28cm">
          <text:p/>
        </draw:line>
        <draw:line draw:style-name="gr4" draw:text-style-name="P1" draw:layer="layout" svg:x1="10.1cm" svg:y1="13cm" svg:x2="4.989cm" svg:y2="10.054cm">
          <text:p/>
        </draw:line>
        <draw:frame draw:style-name="gr5" draw:layer="layout" svg:width="3.62cm" svg:height="2.387cm" svg:x="0.916cm" svg:y="0.325cm">
          <draw:text-box>
            <text:p>Innerhalb der</text:p>
            <text:p>Applik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0T17:01:42.20</meta:creation-date>
    <dc:date>2017-01-20T17:27:08.98</dc:date>
    <meta:editing-duration>PT10M14S</meta:editing-duration>
    <meta:editing-cycles>4</meta:editing-cycles>
    <meta:generator>OpenOffice/4.1.3$Win32 OpenOffice.org_project/413m1$Build-9783</meta:generator>
    <meta:document-statistic meta:object-count="26"/>
  </office:meta>
</office:document-meta>
</file>